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2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CHAMPI QUISPE, BASIL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828181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EM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30937616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CHAMPI QUISPE, BASILI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4828181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JARAMILLO CUSI, CARLOS FRANCISC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04816072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6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.1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63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63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2/08/2021</text:p>
          </table:table-cell>
          <table:table-cell table:style-name="Tabla2.A3" office:value-type="string">
            <text:p text:style-name="P16">590458</text:p>
          </table:table-cell>
          <table:table-cell table:style-name="Tabla2.D3" office:value-type="string">
            <text:p text:style-name="P17">635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1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2T22:41:37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